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becb" officeooo:paragraph-rsid="0002becb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Heading_20_4">
      <style:text-properties officeooo:rsid="0002becb" officeooo:paragraph-rsid="0002becb"/>
    </style:style>
    <style:style style:name="T1" style:family="text">
      <style:text-properties style:text-position="-33% 8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4">Условие</text:h>
      <text:p text:style-name="Text_20_body">Считать 5 чисел из текстового файла <text:span text:style-name="Emphasis">input.txt</text:span> в массив и найти максимальное значение среди них.</text:p>
      <text:p text:style-name="Text_20_body">Записать в файл <text:span text:style-name="Emphasis">output.txt</text:span> новый массив, где каждый i-ый элемент равен разности максимального значения и i-ого элемента изначального массива.</text:p>
      <text:h text:style-name="Heading_20_4" text:outline-level="4">Формат входных данных</text:h>
      <text:p text:style-name="Text_20_body">В файле <text:span text:style-name="Emphasis">input.txt</text:span> через пробел записаны целые числа Arr<text:span text:style-name="T1">i</text:span> (|Arr<text:span text:style-name="T1">i</text:span>|≤1000) — элементы массива.</text:p>
      <text:h text:style-name="Heading_20_4" text:outline-level="4">Формат выходных данных</text:h>
      <text:p text:style-name="P2">Видоизмененный массив записать в файл <text:span text:style-name="Emphasis">output.txt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11:27:42.348317904</meta:creation-date>
    <dc:date>2019-12-01T11:29:36.293113507</dc:date>
    <meta:editing-duration>PT1M5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59" meta:character-count="424" meta:non-whitespace-character-count="371"/>
  </office:meta>
</office:document-meta>
</file>